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Default_5f_1">
      <style:graphic-properties draw:stroke="none" svg:stroke-color="#000000" draw:fill="none" draw:fill-color="#ffffff" draw:auto-grow-height="true" draw:auto-grow-width="false" fo:max-height="0cm" fo:min-height="2.056cm"/>
      <style:paragraph-properties style:writing-mode="lr-tb"/>
    </style:style>
    <style:style style:name="gr3" style:family="graphic" style:parent-style-name="Default_5f_1">
      <style:graphic-properties draw:stroke="none" svg:stroke-color="#000000" draw:fill="none" draw:fill-color="#ffffff" draw:auto-grow-height="true" draw:auto-grow-width="false" fo:max-height="0cm" fo:min-height="0.437cm"/>
      <style:paragraph-properties style:writing-mode="lr-tb"/>
    </style:style>
    <style:style style:name="gr4" style:family="graphic" style:parent-style-name="Default_5f_1">
      <style:graphic-properties draw:stroke="none" svg:stroke-color="#000000" draw:fill="none" draw:fill-color="#ffffff" draw:auto-grow-height="true" draw:auto-grow-width="false" fo:max-height="0cm" fo:min-height="1.234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pr1" style:family="presentation" style:parent-style-name="Default-subtitle">
      <style:graphic-properties draw:fill-color="#ffffff" fo:min-height="12.1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863cm"/>
      <style:paragraph-properties style:writing-mode="lr-tb"/>
    </style:style>
    <style:style style:name="pr6" style:family="presentation" style:parent-style-name="Default-title">
      <style:graphic-properties fo:min-height="5.437cm"/>
      <style:paragraph-properties style:writing-mode="lr-tb"/>
    </style:style>
    <style:style style:name="pr7" style:family="presentation" style:parent-style-name="Default-title" style:list-style-name="L1">
      <style:graphic-properties fo:min-height="3.863cm"/>
      <style:paragraph-properties style:writing-mode="lr-tb"/>
    </style:style>
    <style:style style:name="pr8" style:family="presentation" style:parent-style-name="Default-title" style:list-style-name="L1">
      <style:graphic-properties fo:min-height="3.625cm"/>
      <style:paragraph-properties style:writing-mode="lr-tb"/>
    </style:style>
    <style:style style:name="pr9" style:family="presentation" style:parent-style-name="Default-title">
      <style:graphic-properties fo:min-height="3.625cm"/>
      <style:paragraph-properties style:writing-mode="lr-tb"/>
    </style:style>
    <style:style style:name="pr10" style:family="presentation" style:parent-style-name="Default-outline1" style:list-style-name="L2">
      <style:graphic-properties fo:min-height="8.884cm"/>
      <style:paragraph-properties style:writing-mode="lr-tb"/>
    </style:style>
    <style:style style:name="pr11" style:family="presentation" style:parent-style-name="Default-outline1" style:list-style-name="L2">
      <style:graphic-properties fo:min-height="8.884cm"/>
      <style:paragraph-properties style:writing-mode="lr-tb"/>
    </style:style>
    <style:style style:name="pr12" style:family="presentation" style:parent-style-name="Default-outline1" style:list-style-name="L2">
      <style:graphic-properties fo:min-height="8.884cm"/>
      <style:paragraph-properties style:writing-mode="lr-tb"/>
    </style:style>
    <style:style style:name="pr13" style:family="presentation" style:parent-style-name="Default-outline1" style:list-style-name="L2">
      <style:graphic-properties fo:min-height="8.884cm"/>
      <style:paragraph-properties style:writing-mode="lr-tb"/>
    </style:style>
    <style:style style:name="pr14" style:family="presentation" style:parent-style-name="Default-outline1" style:list-style-name="L2">
      <style:graphic-properties fo:min-height="8.884cm"/>
      <style:paragraph-properties style:writing-mode="lr-tb"/>
    </style:style>
    <style:style style:name="P1" style:family="paragraph">
      <loext:graphic-properties draw:fill-color="#ffffff"/>
      <style:paragraph-properties style:writing-mode="lr-tb"/>
      <style:text-properties style:font-name="Frutiger Light Condensed"/>
    </style:style>
    <style:style style:name="P2" style:family="paragraph">
      <loext:graphic-properties draw:fill-color="#ffffff"/>
      <style:paragraph-properties style:writing-mode="lr-tb"/>
    </style:style>
    <style:style style:name="P3" style:family="paragraph">
      <style:paragraph-properties fo:text-align="start"/>
    </style:style>
    <style:style style:name="P4" style:family="paragraph">
      <style:paragraph-properties fo:text-align="start" style:writing-mode="lr-tb"/>
      <style:text-properties style:font-name="Frutiger Light Condensed"/>
    </style:style>
    <style:style style:name="P5" style:family="paragraph">
      <style:paragraph-properties fo:margin-top="0.5cm" fo:margin-bottom="0cm"/>
    </style:style>
    <style:style style:name="P6" style:family="paragraph">
      <style:paragraph-properties style:writing-mode="lr-tb"/>
      <style:text-properties style:font-name="Frutiger Light Condensed"/>
    </style:style>
    <style:style style:name="P7" style:family="paragraph">
      <loext:graphic-properties draw:fill-color="#ffffff"/>
      <style:paragraph-properties style:writing-mode="lr-tb"/>
      <style:text-properties fo:font-size="20pt"/>
    </style:style>
    <style:style style:name="P8" style:family="paragraph">
      <style:paragraph-properties fo:text-align="start"/>
      <style:text-properties style:font-name="Frutiger Light Condensed"/>
    </style:style>
    <style:style style:name="P9" style:family="paragraph">
      <style:text-properties style:font-name="Frutiger Light Condensed"/>
    </style:style>
    <style:style style:name="P10" style:family="paragraph">
      <loext:graphic-properties draw:fill-color="#ffffff"/>
    </style:style>
    <style:style style:name="P11" style:family="paragraph">
      <loext:graphic-properties draw:fill="none" draw:fill-color="#ffffff"/>
      <style:paragraph-properties style:writing-mode="lr-tb"/>
      <style:text-properties style:font-name="Frutiger Light Condensed" fo:font-size="10pt" style:font-size-asian="10pt" style:font-size-complex="10pt"/>
    </style:style>
    <style:style style:name="P12" style:family="paragraph">
      <style:paragraph-properties style:writing-mode="lr-tb"/>
    </style:style>
    <style:style style:name="P13" style:family="paragraph">
      <style:paragraph-properties style:writing-mode="lr-tb"/>
      <style:text-properties style:font-name="Frutiger Light Condensed" fo:font-weight="normal" style:font-weight-asian="normal" style:font-weight-complex="normal"/>
    </style:style>
    <style:style style:name="P14" style:family="paragraph">
      <style:paragraph-properties fo:margin-top="0.5cm" fo:margin-bottom="0cm" style:writing-mode="lr-tb"/>
    </style:style>
    <style:style style:name="P15" style:family="paragraph">
      <loext:graphic-properties draw:fill-color="#ffffff"/>
      <style:paragraph-properties fo:text-align="start"/>
      <style:text-properties style:font-name="Frutiger Light Condensed"/>
    </style:style>
    <style:style style:name="P16" style:family="paragraph">
      <style:paragraph-properties fo:margin-top="0.5cm" fo:margin-bottom="0cm" style:writing-mode="lr-tb"/>
      <style:text-properties style:font-name="Frutiger Light Condensed"/>
    </style:style>
    <style:style style:name="P17" style:family="paragraph">
      <style:paragraph-properties fo:margin-left="0cm" fo:margin-right="0cm" fo:margin-top="0.4cm" fo:margin-bottom="0cm" fo:line-height="100%" fo:text-indent="0cm"/>
    </style:style>
    <style:style style:name="P18" style:family="paragraph">
      <loext:graphic-properties draw:fill="none" draw:fill-color="#ffffff"/>
      <style:paragraph-properties fo:margin-left="0cm" fo:margin-right="0cm" fo:margin-top="0.4cm" fo:margin-bottom="0cm" fo:line-height="100%" fo:text-indent="0cm" style:writing-mode="lr-tb"/>
      <style:text-properties style:font-name="Frutiger Light Condensed"/>
    </style:style>
    <style:style style:name="P19" style:family="paragraph">
      <style:text-properties fo:color="#c9211e"/>
    </style:style>
    <style:style style:name="P20" style:family="paragraph">
      <style:paragraph-properties style:writing-mode="lr-tb"/>
      <style:text-properties style:font-name="Frutiger Light Condensed" fo:font-size="15pt" style:font-size-asian="15pt" style:font-size-complex="15pt"/>
    </style:style>
    <style:style style:name="T1" style:family="text">
      <style:text-properties style:font-name="Frutiger Light Condensed"/>
    </style:style>
    <style:style style:name="T2" style:family="text">
      <style:text-properties fo:color="#c9211e" style:font-name="Frutiger Light Condensed"/>
    </style:style>
    <style:style style:name="T3" style:family="text">
      <style:text-properties fo:color="#000000" style:font-name="Frutiger Light Condensed"/>
    </style:style>
    <style:style style:name="T4" style:family="text">
      <style:text-properties fo:color="#000000" style:font-name="Frutiger Light Condensed" fo:font-weight="bold" style:font-weight-asian="bold" style:font-weight-complex="bold"/>
    </style:style>
    <style:style style:name="T5" style:family="text">
      <style:text-properties fo:color="#000000" style:font-name="Frutiger Light Condensed" fo:font-weight="normal" style:font-weight-asian="normal" style:font-weight-complex="normal"/>
    </style:style>
    <style:style style:name="T6" style:family="text">
      <style:text-properties style:font-name="Frutiger Light Condensed" fo:font-size="20pt" style:font-size-asian="20pt" style:font-size-complex="20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color="#c9211e" fo:font-weight="normal" style:font-weight-asian="normal" style:font-weight-complex="normal"/>
    </style:style>
    <style:style style:name="T10" style:family="text">
      <style:text-properties style:font-name="Frutiger Light Condensed" fo:font-weight="bold" style:font-weight-asian="bold" style:font-weight-complex="bold"/>
    </style:style>
    <style:style style:name="T11" style:family="text">
      <style:text-properties style:font-name="Frutiger Light Condensed" fo:font-size="10pt" style:font-size-asian="10pt" style:font-size-complex="10pt"/>
    </style:style>
    <style:style style:name="T12"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3" style:family="text">
      <style:text-properties style:font-name="Frutiger Light Condensed" fo:font-weight="normal" style:font-weight-asian="normal" style:font-weight-complex="normal"/>
    </style:style>
    <style:style style:name="T14" style:family="text">
      <style:text-properties fo:color="#c9211e" style:font-name="Frutiger Light Condensed" fo:font-weight="normal" style:font-weight-asian="normal" style:font-weight-complex="normal"/>
    </style:style>
    <style:style style:name="T15"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style:letter-kerning="true" fo:background-color="transparent" style:font-name-asian="Noto Sans CJK SC" style:font-size-asian="28pt" style:font-style-asian="normal" style:font-name-complex="Lohit Devanagari" style:font-size-complex="28pt" style:font-style-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font-name="Frutiger Light Condensed"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0" style:family="text">
      <style:text-properties fo:color="#c9211e"/>
    </style:style>
    <style:style style:name="T21" style:family="text">
      <style:text-properties style:font-name="Frutiger Light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text:span text:style-name="T1">3D Models</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Recap: shape and material – 3D object</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Representing a real world phenomena, and in order to create objects in a 3D scene, we need a way of representing:</text:span></text:p>
                <text:list>
                  <text:list-item>
                    <text:p><text:span text:style-name="T1">Shape, size, relative position in the space and to other shapes</text:span></text:p>
                  </text:list-item>
                  <text:list-item>
                    <text:p><text:span text:style-name="T1">Appearance</text:span></text:p>
                  </text:list-item>
                </text:list>
              </text:list-item>
            </text:list>
            <text:p><text:span text:style-name="T2">&lt;IMAGE: shape vs material intuition&gt;</text:span></text:p>
            <text:p text:style-name="P5"><text:span text:style-name="T3">Therefore, we can conclude that representing 3D models requires:</text:span></text:p>
            <text:list text:continue-numbering="true" text:style-name="L2">
              <text:list-item>
                <text:p text:style-name="P5"><text:span text:style-name="T3">Representation of </text:span><text:span text:style-name="T4">shape</text:span><text:span text:style-name="T3"> - </text:span><text:span text:style-name="T5">geometry</text:span></text:p>
              </text:list-item>
              <text:list-item>
                <text:p text:style-name="P5"><text:span text:style-name="T3">Representation of </text:span><text:span text:style-name="T4">material </text:span><text:span text:style-name="T5">– appearance</text:span></text:p>
              </text:list-item>
            </text:list>
            <text:p><text:span text:style-name="T1"/></text:p>
          </draw:text-box>
        </draw:frame>
        <presentation:notes draw:style-name="dp2">
          <draw:page-thumbnail draw:style-name="gr1" draw:layer="layout" svg:width="19.798cm" svg:height="11.136cm" svg:x="0.6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text:span text:style-name="T1">Appearance of 3D object</text:span></text:p>
            <text:p><text:span text:style-name="T6">Material representation</text:span></text:p>
          </draw:text-box>
        </draw:fram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5" draw:text-style-name="P4" draw:layer="layout" svg:width="25.199cm" svg:height="3.863cm" svg:x="1.4cm" svg:y="0.011cm" presentation:class="title" presentation:user-transformed="true">
          <draw:text-box>
            <text:p text:style-name="P8">Observation<text:tab/></text:p>
          </draw:text-box>
        </draw:frame>
        <draw:frame presentation:style-name="pr4" draw:text-style-name="P6" draw:layer="layout" svg:width="25.199cm" svg:height="10.793cm" svg:x="1.4cm" svg:y="3.685cm" presentation:class="outline" presentation:user-transformed="true">
          <draw:text-box>
            <text:list text:style-name="L2">
              <text:list-item>
                <text:p text:style-name="P9">Modeling materials begins with observation to understand what makes each material look different than other materials</text:p>
              </text:list-item>
              <text:list-item>
                <text:p text:style-name="P9">We don’t want to observe just appearance (like artists do). We want to observe characteristics which are responsible for object appearance:</text:p>
                <text:list>
                  <text:list-item>
                    <text:p text:style-name="P9"><text:s/>Shape</text:p>
                  </text:list-item>
                  <text:list-item>
                    <text:p text:style-name="P9">Illumination</text:p>
                  </text:list-item>
                  <text:list-item>
                    <text:p text:style-name="P9">Sensor/Perception</text:p>
                  </text:list-item>
                  <text:list-item>
                    <text:p text:style-name="P9"><text:span text:style-name="T7">Material</text:span></text:p>
                  </text:list-item>
                </text:list>
              </text:list-item>
              <text:list-item>
                <text:p text:style-name="P9"><text:span text:style-name="T7">Classifying materials enables us to understand which characteristics are needed to be modeled in order to obtain required appearance. We can classify any material by following</text:span><text:span text:style-name="T8"> variations:</text:span></text:p>
                <text:list>
                  <text:list-item>
                    <text:p text:style-name="P9"><text:span text:style-name="T8">Spectral</text:span></text:p>
                  </text:list-item>
                  <text:list-item>
                    <text:p text:style-name="P9"><text:span text:style-name="T8">Directional</text:span></text:p>
                  </text:list-item>
                  <text:list-item>
                    <text:p text:style-name="P9"><text:span text:style-name="T8">Spatial</text:span></text:p>
                  </text:list-item>
                </text:list>
              </text:list-item>
            </text:list>
            <text:p text:style-name="P9"><text:span text:style-name="T9">&lt;BOOK: DIGITAL MODELING OF MATERIAL APPERANCE (J. DORSEY)&gt;</text:span></text:p>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2.629cm" svg:x="1.4cm" svg:y="0.628cm" presentation:class="title">
          <draw:text-box>
            <text:p text:style-name="P3">Examples of different materials</text:p>
          </draw:text-box>
        </draw:frame>
        <draw:frame presentation:style-name="pr4" draw:layer="layout" svg:width="25.199cm" svg:height="9.134cm" svg:x="1.4cm" svg:y="3.685cm" presentation:class="outline">
          <draw:text-box>
            <text:list text:style-name="L2">
              <text:list-item>
                <text:p>TODO</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10"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Foundations of materials: physic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Material defines </text:span><text:span text:style-name="T10">interaction of light with objects</text:span></text:p>
                <text:list>
                  <text:list-item>
                    <text:p><text:span text:style-name="T1">Light is electromagnetic wave (visible part of spectrum). In computer graphics we work with </text:span><text:span text:style-name="T10">geometrical optics</text:span><text:span text:style-name="T1"> which is approximation and light is represented using </text:span><text:span text:style-name="T10">rays</text:span><text:span text:style-name="T1">.</text:span></text:p>
                  </text:list-item>
                </text:list>
              </text:list-item>
              <text:list-item>
                <text:p><text:span text:style-name="T1">Light falling on objects, based on </text:span><text:span text:style-name="T10">index of refraction</text:span><text:span text:style-name="T1"> will*:</text:span></text:p>
                <text:list>
                  <text:list-item>
                    <text:p><text:span text:style-name="T10">Absorb</text:span></text:p>
                  </text:list-item>
                  <text:list-item>
                    <text:p><text:span text:style-name="T10">Scatter</text:span></text:p>
                  </text:list-item>
                </text:list>
              </text:list-item>
              <text:list-item>
                <text:p><text:span text:style-name="T10">Homogeneous material:</text:span><text:span text:style-name="T1"> light travels on a straight line, it can only be absorbed, meaning that direction is same, but intensity might be lower.</text:span></text:p>
                <text:list>
                  <text:list-item>
                    <text:p><text:span text:style-name="T1">In </text:span><text:span text:style-name="T10">transparent material</text:span><text:span text:style-name="T1"> (e.g. glass or water) light propagates in straight line – no scattering (scattering happens on interface – boundary between materials). Also, low absorption of light.</text:span></text:p>
                  </text:list-item>
                  <text:list-item>
                    <text:p><text:span text:style-name="T1">Homogeneous material with higher absorption will attenuate light traveling through it or completely absorb it if distance is large – but the direction will not change! An example is water over larger distances.</text:span></text:p>
                  </text:list-item>
                  <text:list-item>
                    <text:p><text:span text:style-name="T1">Note that also light can be selectively absorbed, meaning that it changes color (alongside intensity). </text:span></text:p>
                  </text:list-item>
                </text:list>
              </text:list-item>
              <text:list-item>
                <text:p><text:span text:style-name="T10">Heterogeneous material</text:span><text:span text:style-name="T1">: light is scattered → direction of light is changed but not necessary the intensity</text:span></text:p>
                <text:list>
                  <text:list-item>
                    <text:p><text:span text:style-name="T1">Light can scatter in all directions, mostly non-uniformly: forward or back scattering</text:span></text:p>
                  </text:list-item>
                  <text:list-item>
                    <text:p><text:span text:style-name="T10">Translucent</text:span><text:span text:style-name="T1"> or </text:span><text:span text:style-name="T10">opaque</text:span><text:span text:style-name="T1"> </text:span><text:span text:style-name="T10">materials</text:span><text:span text:style-name="T1"> are examples of heterogeneous materials → light is scattered so much that we can not see (clearly) through the object</text:span></text:p>
                  </text:list-item>
                  <text:list-item>
                    <text:p><text:span text:style-name="T1">Longer distances cause more scattering, but not necessary more absorption (e.g., clean air)</text:span></text:p>
                  </text:list-item>
                </text:list>
              </text:list-item>
            </text:list>
            <text:p><text:span text:style-name="T2">&lt;IMAGES OF REAL WORLD OBJECT SHOWING THOSE CHARACTERISTICS&gt;</text:span></text:p>
          </draw:text-box>
        </draw:frame>
        <draw:frame draw:style-name="gr2" draw:text-style-name="P11" draw:layer="layout" svg:width="25.908cm" svg:height="2.306cm" svg:x="1.016cm" svg:y="13.716cm">
          <draw:text-box>
            <text:p><text:span text:style-name="T11">* Light interaction with matter (on geometrical optics) is determined by index of refraction – complex number. Real part determines speed of light, imaginary part determines absorption.Constant index of refraction is present in homogeneous materials where index of refraction is constant. For such materials, only absorption happens. Varying index of refraction is present in heterogeneous materials causing scattering (next to absorption).</text:span></text:p>
            <text:p><text:span text:style-name="T11"/></text:p>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6" draw:text-style-name="P12" draw:layer="layout" svg:width="25.199cm" svg:height="5.437cm" svg:x="1.4cm" svg:y="-0.776cm" presentation:class="title" presentation:user-transformed="true">
          <draw:text-box>
            <text:p text:style-name="P3"><text:span text:style-name="T1">Reflection on optically flat surface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Light interaction with matter can be described with Maxwell’s equations. Those are too heavy for computer graphics thus we work with (1) geometrical optics approximations and (2) special case which is can be simplified and used in graphics for material modeling. </text:span></text:p>
              </text:list-item>
              <text:list-item>
                <text:p><text:span text:style-name="T12">Perfectly planar </text:span><text:span text:style-name="T1">(optically flat, perfectly smooth) surface* between two homogeneous materials with different index of refraction is starting point for describing the behavior of light interaction with surface. This special case is described with Fresnel's equations:</text:span></text:p>
                <text:list>
                  <text:list-item>
                    <text:p><text:span text:style-name="T1">Light falling on such surface can: reflect and refract</text:span></text:p>
                  </text:list-item>
                  <text:list-item>
                    <text:p><text:span text:style-name="T1">Amount and directions of light depend on index of refraction</text:span></text:p>
                  </text:list-item>
                </text:list>
              </text:list-item>
            </text:list>
            <text:p><text:span text:style-name="T2">&lt;IMAGE: REFLECTION AND REFRACTION&gt;</text:span></text:p>
          </draw:text-box>
        </draw:frame>
        <draw:frame draw:style-name="gr3" draw:text-style-name="P11" draw:layer="layout" svg:width="23.876cm" svg:height="0.687cm" svg:x="2.032cm" svg:y="14.478cm">
          <draw:text-box>
            <text:p><text:span text:style-name="T11">* Surface should be infinetly large, but in comparison with wavelenght of light, surface real objects can be considered as such.</text:span></text:p>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7" draw:text-style-name="P4" draw:layer="layout" svg:width="25.199cm" svg:height="3.863cm" svg:x="1.4cm" svg:y="0.011cm" presentation:class="title" presentation:user-transformed="true">
          <draw:text-box>
            <text:p text:style-name="P3"><text:span text:style-name="T1">Reflection on general surface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Real surfaces are not optically flat.</text:span></text:p>
              </text:list-item>
              <text:list-item>
                <text:p><text:span text:style-name="T1">Often, irregularities are present – larger than wavelength (causing light to reflect differently) and too small to render since this interaction happens under one pixel.</text:span></text:p>
              </text:list-item>
              <text:list-item>
                <text:p><text:span text:style-name="T1">In this case, we model such surface as a large collection of tiny optically flat surfaces - facets. Final appearance is aggregate result of relevant facets. </text:span></text:p>
                <text:list>
                  <text:list-item>
                    <text:p><text:span text:style-name="T1">Smaller deviation of those facets cause more mirror-like surface reflection (small roughness)</text:span></text:p>
                  </text:list-item>
                  <text:list-item>
                    <text:p><text:span text:style-name="T1">Larger deviation of those faces causes more blurred surface reflection (glossy, high roughness)</text:span></text:p>
                  </text:list-item>
                </text:list>
              </text:list-item>
            </text:list>
            <text:p><text:span text:style-name="T2">&lt;IMAGE: variation of facets and roughness&gt;</text:span></text:p>
          </draw:text-box>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8" draw:text-style-name="P4" draw:layer="layout" svg:width="25.199cm" svg:height="3.625cm" svg:x="1.4cm" svg:y="0.13cm" presentation:class="title" presentation:user-transformed="true">
          <draw:text-box>
            <text:p text:style-name="P3"><text:span text:style-name="T1">Foundations of materials: refraction</text:span></text:p>
          </draw:text-box>
        </draw:frame>
        <draw:frame presentation:style-name="pr4" draw:text-style-name="P13" draw:layer="layout" svg:width="25.199cm" svg:height="9.134cm" svg:x="1.4cm" svg:y="3.685cm" presentation:class="outline" presentation:user-transformed="true">
          <draw:text-box>
            <text:list text:style-name="L2">
              <text:list-item>
                <text:p><text:span text:style-name="T13">Besides of reflection on surface, light can also </text:span><text:span text:style-name="T10">refract</text:span><text:span text:style-name="T13">. </text:span></text:p>
              </text:list-item>
              <text:list-item>
                <text:p><text:span text:style-name="T13">Amount and direction of refracted light depends on material which we can separate in:</text:span></text:p>
                <text:list>
                  <text:list-item>
                    <text:p><text:span text:style-name="T10">Metals</text:span></text:p>
                  </text:list-item>
                  <text:list-item>
                    <text:p><text:span text:style-name="T10">Dielectrics</text:span></text:p>
                  </text:list-item>
                </text:list>
              </text:list-item>
              <text:list-item>
                <text:p><text:span text:style-name="T13">In case of </text:span><text:span text:style-name="T10">metals</text:span><text:span text:style-name="T13">, most of the light is reflected and rest is immediately absorbed. That is why mirrors are made using metal foundation. <text:s/></text:span></text:p>
              </text:list-item>
              <text:list-item>
                <text:p><text:span text:style-name="T13">In case of </text:span><text:span text:style-name="T10">dielectrics</text:span><text:span text:style-name="T13">, light partially reflects and partially refracts. Refracted light is then absorbed and scattered inside surface (</text:span><text:span text:style-name="T10">sub-surface scattering*</text:span><text:span text:style-name="T13">). Some of the light can also be re-emitted – causing </text:span><text:span text:style-name="T10">diffuse</text:span><text:span text:style-name="T13"> reflection. <text:s/></text:span></text:p>
              </text:list-item>
            </text:list>
            <text:p><text:span text:style-name="T14">&lt;IMAGES: REFLECTION ON METAL AND DIELECTRIC SURFACES&gt;</text:span></text:p>
            <text:p><text:span text:style-name="T14">&lt;IMAGES: real world objects with such properties&gt;</text:span></text:p>
            <text:p><text:span text:style-name="T14">&lt;IMAGE: reflection from metal and dielectric surface: not the color of reflection!&gt;s</text:span></text:p>
          </draw:text-box>
        </draw:frame>
        <draw:frame draw:style-name="gr4" draw:text-style-name="P11" draw:layer="layout" svg:width="24.892cm" svg:height="1.484cm" svg:x="1.27cm" svg:y="13.97cm">
          <draw:text-box>
            <text:p><text:span text:style-name="T11">* Note that in this case, light is not exiting from the same point where it has entered, thus we need more than local information for calculating light behavior. Therefore, this is one of more complex effects that require advanced rendering methods or approximation methods.</text:span></text:p>
          </draw:text-box>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Notes on material</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In graphics material is used to describe light-matter interaction. It is a model of a real-world. Note that “material” in graphics encapsulates bit more then just chemical property (which might be the common conception we have about term material) – in graphics it also defines small scale geometrical information that is simply too expensive to represent using actual geometry and shape. </text:span></text:p>
              </text:list-item>
              <text:list-item>
                <text:p><text:span text:style-name="T1">Based on previous discussion we can see that material can be decomposed and describes both:</text:span></text:p>
                <text:list>
                  <text:list-item>
                    <text:p><text:span text:style-name="T1">Scale of geometrical information that is too small to represent explicitly by geometry/shape. Note that most important geometrical information in graphics is normal. For smaller scales, we will describe smaller surfaces thus smaller normals.</text:span></text:p>
                  </text:list-item>
                  <text:list-item>
                    <text:p><text:span text:style-name="T1">Substance information encapsulating information on absorption that is color and intensity which will be reflected</text:span></text:p>
                  </text:list-item>
                </text:list>
              </text:list-item>
            </text:list>
            <text:p><text:span text:style-name="T2">&lt;IMAGE: SUBSTANCE OF GLASS AND SMALL SCALE GEOMETRICAL INFORMATION OF GLASS&gt;</text:span></text:p>
          </draw:text-box>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9" draw:text-style-name="P6" draw:layer="layout" svg:width="25.199cm" svg:height="3.625cm" svg:x="1.4cm" svg:y="0.13cm" presentation:class="title" presentation:user-transformed="true">
          <draw:text-box>
            <text:p text:style-name="P3"><text:span text:style-name="T1">Surface material representations in 3D scene</text:span></text:p>
          </draw:text-box>
        </draw:frame>
        <draw:frame presentation:style-name="pr4" draw:text-style-name="P12" draw:layer="layout" svg:width="25.199cm" svg:height="10.285cm" svg:x="1.4cm" svg:y="3.685cm" presentation:class="outline" presentation:user-transformed="true">
          <draw:text-box>
            <text:list text:style-name="L2">
              <text:list-item>
                <text:p text:style-name="P14"><text:span text:style-name="T1">To simplify and understand modeling of 3D object, we separated 3D object in shape and material. </text:span></text:p>
                <text:list>
                  <text:list-item>
                    <text:p text:style-name="P12"><text:span text:style-name="T1">By material we mean characteristics of object independent of shape and position. For example, aluminum sphere and aluminum statue – in both cases aluminum properties are the same. Also, changing position of aluminum sphere in space doesn’t change aluminum properties.</text:span></text:p>
                  </text:list-item>
                  <text:list-item>
                    <text:p text:style-name="P12"><text:span text:style-name="T1">This enables us to model material separately from shape and its position, since it is enough to model how one tiny bit of material interacts with light and reuse this knowledge at other points.</text:span></text:p>
                  </text:list-item>
                  <text:list-item>
                    <text:p text:style-name="P12"><text:span text:style-name="T1">Having same description of material for each point of the 3D object, we would end up with homogeneous material. Therefore, we create parameterized material models and associate some parameters to each point of the surface. For example, this way, we can model marble which has color variation over surface.</text:span></text:p>
                  </text:list-item>
                </text:list>
              </text:list-item>
              <text:list-item>
                <text:p text:style-name="P12"><text:span text:style-name="T1">By Material modeling we describe how light should behave when it interacts with objects. For now we will limit our discussion to light interaction with surfaces, and leave light interaction with volume for later. </text:span></text:p>
              </text:list-item>
              <text:list-item>
                <text:p text:style-name="P12"><text:span text:style-name="T1">Description of light interaction with surface, when considered locally, is called scattering. Once we have a scattering model, we can parameterize it and vary its properties over the surface.</text:span></text:p>
              </text:list-item>
              <text:list-item>
                <text:p text:style-name="P14"><text:span text:style-name="T1">Shading step in rendering takes material information (alongside with viewing position, object shape and light information on the object) to calculate the object appearance → object color</text:span></text:p>
              </text:list-item>
              <text:list-item>
                <text:p text:style-name="P14"><text:span text:style-name="T1">Based on discussion above, we can separate material in:</text:span></text:p>
                <text:list>
                  <text:list-item>
                    <text:p text:style-name="P12"><text:span text:style-name="T10">Scattering</text:span><text:span text:style-name="T1"> → description of light-matter interaction in a point</text:span></text:p>
                  </text:list-item>
                  <text:list-item>
                    <text:p text:style-name="P12"><text:span text:style-name="T10">Texture</text:span><text:span text:style-name="T1"> → variation of scattering function properties across 3D object</text:span></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text-style-name="P8" draw:layer="layout" svg:width="25.199cm" svg:height="2.629cm" svg:x="1.4cm" svg:y="0.628cm" presentation:class="title" presentation:user-transformed="true">
          <draw:text-box>
            <text:p text:style-name="P8">Example: texture</text:p>
          </draw:text-box>
        </draw:frame>
        <draw:frame presentation:style-name="pr4" draw:text-style-name="P9" draw:layer="layout" svg:width="25.199cm" svg:height="9.134cm" svg:x="1.4cm" svg:y="3.685cm" presentation:class="outline" presentation:user-transformed="true">
          <draw:text-box>
            <text:list text:style-name="L2">
              <text:list-item>
                <text:p text:style-name="P9">Show objects with and without texture: texture is variation of scattering model parameters</text:p>
              </text:list-item>
            </text:list>
          </draw:text-box>
        </draw:frame>
        <presentation:notes draw:style-name="dp2">
          <draw:page-thumbnail draw:style-name="gr1" draw:layer="layout" svg:width="19.798cm" svg:height="11.136cm" svg:x="0.6cm" svg:y="2.257cm" draw:page-number="12" presentation:class="page"/>
          <draw:frame presentation:style-name="pr2" draw:text-style-name="P10"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32">
        <draw:frame presentation:style-name="pr1" draw:text-style-name="P15" draw:layer="layout" svg:width="25.199cm" svg:height="12.19cm" svg:x="1.4cm" svg:y="0.628cm" presentation:class="subtitle" presentation:user-transformed="true">
          <draw:text-box>
            <text:p text:style-name="P8">Scattering models</text:p>
          </draw:text-box>
        </draw:frame>
        <presentation:notes draw:style-name="dp2">
          <draw:page-thumbnail draw:style-name="gr1" draw:layer="layout" svg:width="19.798cm" svg:height="11.136cm" svg:x="0.6cm" svg:y="2.257cm" draw:page-number="13" presentation:class="page"/>
          <draw:frame presentation:style-name="pr2" draw:text-style-name="P10"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Material: scattering function</text:span></text:p>
          </draw:text-box>
        </draw:frame>
        <draw:frame presentation:style-name="pr10" draw:text-style-name="P16" draw:layer="layout" svg:width="25.199cm" svg:height="9.134cm" svg:x="1.4cm" svg:y="3.685cm" presentation:class="outline" presentation:user-transformed="true">
          <draw:text-box>
            <text:list text:style-name="L2">
              <text:list-item>
                <text:p text:style-name="P5"><text:span text:style-name="T1">We already know that surface orientation (normal) is important shading information since it gives us fundamental information of object appearance – how much is lit.</text:span></text:p>
              </text:list-item>
              <text:list-item>
                <text:p text:style-name="P5"><text:span text:style-name="T12">How light scatters when it falls on surface point is defined by </text:span><text:span text:style-name="T10">scattering function</text:span><text:span text:style-name="T1"> which takes in account the normal in this point. </text:span></text:p>
              </text:list-item>
              <text:list-item>
                <text:p text:style-name="P5"><text:span text:style-name="T12">Scattering function can be separated in reflection and refraction. For now we will focus on reflection. Such scattering function is generally called “bidirectional reflectance distribution function” – </text:span><text:span text:style-name="T15">BRDF</text:span><text:span text:style-name="T12">. </text:span><text:span text:style-name="T1">Defining this function is fundamental and core part of shading process in rendering.</text:span></text:p>
              </text:list-item>
            </text:list>
            <text:p text:style-name="P5"><text:span text:style-name="T2">&lt;IMAGE OF BRDF AND ITS ELEMENTS&gt;</text:span></text:p>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Note: two faces of BRDF</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BRDF has the name “bidirectional”. This means that given given incoming and outgoing direction, we can compute </text:span><text:span text:style-name="T10">amount of reflected light</text:span><text:span text:style-name="T1"> in outgoing direction.</text:span></text:p>
              </text:list-item>
              <text:list-item>
                <text:p><text:span text:style-name="T1">Incoming and outgoing directions can be viewed in two ways:</text:span></text:p>
                <text:list>
                  <text:list-item>
                    <text:p><text:span text:style-name="T16">If light is falling on the surface, what is the distribution of </text:span><text:span text:style-name="T17">reflected light directions</text:span><text:span text:style-name="T18"> (lobe of directions) – this information is particularly useful for </text:span><text:span text:style-name="T1">ray-tracing (light transport element) as we will see later.</text:span></text:p>
                  </text:list-item>
                  <text:list-item>
                    <text:p><text:span text:style-name="T1">If we are looking at the surface from particular direction, how much light will be reflected in this direciton.</text:span></text:p>
                  </text:list-item>
                </text:list>
              </text:list-item>
            </text:list>
            <text:p><text:span text:style-name="T2">&lt;IMAGES: 2 WAYS HOW BRDF CAN BE VIEWED&gt;</text:span></text:p>
            <text:p><text:span text:style-name="T2">&lt;FIND THE BOOK DISCUSSING THIS!&gt;</text:span></text:p>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ypes of scattering</text:span></text:p>
          </draw:text-box>
        </draw:frame>
        <draw:frame presentation:style-name="pr11" draw:text-style-name="P16" draw:layer="layout" svg:width="25.199cm" svg:height="9.134cm" svg:x="1.4cm" svg:y="3.685cm" presentation:class="outline" presentation:user-transformed="true">
          <draw:text-box>
            <text:list text:style-name="L2">
              <text:list-item>
                <text:p text:style-name="P5"><text:span text:style-name="T10">Reflective</text:span><text:span text:style-name="T1"> – all light is scattered above surface</text:span></text:p>
              </text:list-item>
              <text:list-item>
                <text:p text:style-name="P5"><text:span text:style-name="T10">Transmissive</text:span><text:span text:style-name="T1"> – all light is scattered below surface</text:span></text:p>
                <text:list>
                  <text:list-item>
                    <text:p><text:span text:style-name="T1">Refractive – special case of transmissive</text:span></text:p>
                  </text:list-item>
                </text:list>
              </text:list-item>
              <text:list-item>
                <text:p text:style-name="P5"><text:span text:style-name="T15">Mirror-like</text:span><text:span text:style-name="T12"> (specular) – light is scattered in single direction (mirror-reflection direction). Perfectly sharp. D</text:span><text:span text:style-name="T1">ependent of viewing direction.</text:span></text:p>
                <text:list>
                  <text:list-item>
                    <text:p><text:span text:style-name="T1">Generally, impulse scattering is term when light is scattered in single direction, but not necessary mirror-reflection direction</text:span></text:p>
                  </text:list-item>
                </text:list>
              </text:list-item>
              <text:list-item>
                <text:p text:style-name="P5"><text:span text:style-name="T15">Glossy</text:span><text:span text:style-name="T12"> – scattered light is concentrated around particular direction (lobe). Appears blurred. D</text:span><text:span text:style-name="T1">ependent of viewing direction.</text:span></text:p>
              </text:list-item>
              <text:list-item>
                <text:p><text:span text:style-name="T10">Diffuse</text:span><text:span text:style-name="T1"> – light is scattered in all possible directions. Independent of viewing direction. Equally bright from all directions. </text:span></text:p>
              </text:list-item>
              <text:list-item>
                <text:p><text:span text:style-name="T10">Retro-reflective</text:span><text:span text:style-name="T1"> – scattered light is particularly large when viewing and light directions are close</text:span></text:p>
              </text:list-item>
            </text:list>
            <text:p><text:span text:style-name="T2">TODO: IMAGES OF NORMAL AND LIGHT REFLECTION TYPES WITH REAL WORLD IMAGES</text:span></text:p>
            <text:p><text:span text:style-name="T2">TODO: BLENDER EXAMPLE OF BASIC SCATTERING FUNCTIONS</text:span></text:p>
          </draw:text-box>
        </draw:frame>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text:span text:style-name="T1">Scattering model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In graphics, various scattering models have been developed (and still are!) to represent surface even more correctly or efficiently. R&amp;D approaches can be classified in: empirical, data-based and physically-based</text:span></text:p>
              </text:list-item>
              <text:list-item>
                <text:p><text:span text:style-name="T1">Choice of the model depends on application and what is trying to be achieved.</text:span></text:p>
              </text:list-item>
              <text:list-item>
                <text:p><text:span text:style-name="T1">Practical tips:</text:span></text:p>
                <text:list>
                  <text:list-item>
                    <text:p><text:span text:style-name="T1">When modeling a material in DCC Tool, you will be often offered with multiple implementations of basic (or more advanced) models that you further combine to achieve desired material description. In this case, it is good that you are familiar with how they work and their parameters <text:s/>because a lot of time is actually spent on “tweaking” parameters to achieve desired appearance. Understanding parameters of scattering models help very much with upcoming topic: texturing. This is huge and important topic.</text:span></text:p>
                  </text:list-item>
                  <text:list-item>
                    <text:p><text:span text:style-name="T1">If you are more interested in developing your own scattering models to achieve different appearance (not necessary photo-realistic, rather non-photorealistic which will be discussed later) then understanding of existing scattering models is great foundation to build on: you will see that advancements of scattering models just added more complexity to basic ones. </text:span></text:p>
                  </text:list-item>
                </text:list>
              </text:list-item>
            </text:list>
          </draw:text-box>
        </draw:frame>
        <presentation:notes draw:style-name="dp2">
          <draw:page-thumbnail draw:style-name="gr1"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Basis and scattering function</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On the different scattering types we have seen that they always require normal around which scattering is computed</text:span></text:p>
              </text:list-item>
              <text:list-item>
                <text:p><text:span text:style-name="T1">Normal defines so called </text:span><text:span text:style-name="T10">basis</text:span></text:p>
              </text:list-item>
              <text:list-item>
                <text:p><text:span text:style-name="T1">Note that perturbing the bases can be constructed using geometrical (object shape) normal. So what would happen if we would somehow vary this normal across smooth shape which has constant geometrical normal? More on this will come when we introduce textures!</text:span></text:p>
              </text:list-item>
            </text:list>
          </draw:text-box>
        </draw:frame>
        <presentation:notes draw:style-name="dp2">
          <draw:page-thumbnail draw:style-name="gr1" draw:layer="layout" svg:width="19.798cm" svg:height="11.136cm" svg:x="0.6cm" svg:y="2.257cm" draw:page-number="18" presentation:class="page"/>
          <draw:frame presentation:style-name="pr2"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mpirical models</text:span></text:p>
          </draw:text-box>
        </draw:frame>
        <draw:frame presentation:style-name="pr12" draw:text-style-name="P6" draw:layer="layout" svg:width="25.199cm" svg:height="9.134cm" svg:x="1.4cm" svg:y="3.685cm" presentation:class="outline" presentation:user-transformed="true">
          <draw:text-box>
            <text:list text:style-name="L2">
              <text:list-item>
                <text:p><text:span text:style-name="T1">Discuss the way of modeling: by observation, phenomenological approach</text:span></text:p>
              </text:list-item>
              <text:list-item>
                <text:p><text:span text:style-name="T1">Discuss importance of normal, light position and viewing position.</text:span></text:p>
              </text:list-item>
              <text:list-item>
                <text:p><text:span text:style-name="T1">Mirror: TODO</text:span></text:p>
              </text:list-item>
              <text:list-item>
                <text:p text:style-name="P5"><text:span text:style-name="T12">Lambertian</text:span><text:span text:style-name="T1">: TODO</text:span></text:p>
              </text:list-item>
              <text:list-item>
                <text:p text:style-name="P5"><text:span text:style-name="T12">Phong and Blinn-Phong</text:span><text:span text:style-name="T1">: TODO</text:span></text:p>
              </text:list-item>
              <text:list-item>
                <text:p><text:span text:style-name="T1">Discuss parameters</text:span></text:p>
              </text:list-item>
            </text:list>
          </draw:text-box>
        </draw:frame>
        <presentation:notes draw:style-name="dp2">
          <draw:page-thumbnail draw:style-name="gr1"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Data-based models</text:span></text:p>
          </draw:text-box>
        </draw:frame>
        <draw:frame presentation:style-name="pr13" draw:text-style-name="P6" draw:layer="layout" svg:width="25.199cm" svg:height="9.134cm" svg:x="1.4cm" svg:y="3.685cm" presentation:class="outline" presentation:user-transformed="true">
          <draw:text-box>
            <text:list text:style-name="L2">
              <text:list-item>
                <text:p><text:span text:style-name="T1">Discuss measurements need for those models</text:span></text:p>
              </text:list-item>
            </text:list>
          </draw:text-box>
        </draw:frame>
        <presentation:notes draw:style-name="dp2">
          <draw:page-thumbnail draw:style-name="gr1" draw:layer="layout" svg:width="19.798cm" svg:height="11.136cm" svg:x="0.6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hysically-based models</text:span></text:p>
          </draw:text-box>
        </draw:frame>
        <draw:frame presentation:style-name="pr14" draw:text-style-name="P6" draw:layer="layout" svg:width="25.199cm" svg:height="9.134cm" svg:x="1.4cm" svg:y="3.685cm" presentation:class="outline" presentation:user-transformed="true">
          <draw:text-box>
            <text:list text:style-name="L2">
              <text:list-item>
                <text:p><text:span text:style-name="T1">Highlight importance of normal on different scales</text:span></text:p>
              </text:list-item>
              <text:list-item>
                <text:p><text:span text:style-name="T1">Reflectance model is half substance information half meso and micro geometry information! </text:span></text:p>
              </text:list-item>
              <text:list-item>
                <text:p><text:span text:style-name="T1">Microfacets*</text:span></text:p>
              </text:list-item>
            </text:list>
          </draw:text-box>
        </draw:frame>
        <draw:frame draw:style-name="gr5" draw:text-style-name="P18" draw:layer="layout" svg:width="26.924cm" svg:height="1.038cm" svg:x="0.508cm" svg:y="14.224cm">
          <draw:text-box>
            <text:p text:style-name="P17"><text:span text:style-name="T19">* </text:span><text:span text:style-name="T1">just announce, details in “More on 3D scene modeling”</text:span></text:p>
          </draw:text-box>
        </draw:frame>
        <presentation:notes draw:style-name="dp2">
          <draw:page-thumbnail draw:style-name="gr1"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cattering model parameter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Discussed models are parameterized</text:span></text:p>
              </text:list-item>
              <text:list-item>
                <text:p><text:span text:style-name="T1">Parameters can be mainly decomposed in geometrical and substance</text:span></text:p>
              </text:list-item>
              <text:list-item>
                <text:p><text:span text:style-name="T1">Geometrical: roughness, basis normal</text:span></text:p>
              </text:list-item>
              <text:list-item>
                <text:p><text:span text:style-name="T1">Substance: color </text:span></text:p>
              </text:list-item>
            </text:list>
            <text:p><text:span text:style-name="T2">&lt;IMAGE: variation of scattering parameters&gt;</text:span></text:p>
          </draw:text-box>
        </draw:frame>
        <presentation:notes draw:style-name="dp2">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32">
        <draw:frame presentation:style-name="pr1" draw:text-style-name="P15" draw:layer="layout" svg:width="25.199cm" svg:height="12.19cm" svg:x="1.4cm" svg:y="0.628cm" presentation:class="subtitle" presentation:user-transformed="true">
          <draw:text-box>
            <text:p text:style-name="P8">Texture</text:p>
          </draw:text-box>
        </draw:frame>
        <presentation:notes draw:style-name="dp2">
          <draw:page-thumbnail draw:style-name="gr1" draw:layer="layout" svg:width="19.798cm" svg:height="11.136cm" svg:x="0.6cm" svg:y="2.257cm" draw:page-number="23" presentation:class="page"/>
          <draw:frame presentation:style-name="pr2" draw:text-style-name="P10"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9" draw:text-style-name="P4" draw:layer="layout" svg:width="25.199cm" svg:height="3.625cm" svg:x="1.4cm" svg:y="0.13cm" presentation:class="title" presentation:user-transformed="true">
          <draw:text-box>
            <text:p text:style-name="P3"><text:span text:style-name="T1">Variation of material over surface</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Real objects rarely have only one material or material with same properties in each point.</text:span></text:p>
                <text:list>
                  <text:list-item>
                    <text:p><text:span text:style-name="T1">Let’s consider wood. Wood has structural texture (e.g., grain) at a scale of about 1mm. Also it has cellular texture at lower scale. The material of wood fiber is different. Therefore, the rich appearance of wood comes from material variation of fibers. This richness is called texture.</text:span></text:p>
                  </text:list-item>
                </text:list>
              </text:list-item>
              <text:list-item>
                <text:p><text:span text:style-name="T1">By now, we have seen homogeneous description of material using scattering functions. And objects looks too perfect (too smooth and artificial).</text:span></text:p>
              </text:list-item>
              <text:list-item>
                <text:p><text:span text:style-name="T1">In order to obtain variation of material across surface (spatial variation) we can vary scattering functions or its properties over it. One material parameter is color. In graphics, we use </text:span><text:span text:style-name="T10">texture function</text:span><text:span text:style-name="T1"> to vary material properties over surface. </text:span></text:p>
              </text:list-item>
            </text:list>
            <text:p><text:span text:style-name="T2">&lt;IMAGES OF HOMOGENEOUS MATERIAL AND MATERIAL WITH VARIATION&gt;</text:span></text:p>
            <text:p><text:span text:style-name="T2">&lt;EXAMPLE IN BLENDER WITH AND WITHOUT TEXTURES&gt;</text:span></text:p>
          </draw:text-box>
        </draw:frame>
        <presentation:notes draw:style-name="dp2">
          <draw:page-thumbnail draw:style-name="gr1"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exture and texture function</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Term texture is used in various disciplines and everyday life: texture of fabric, texture of food, texture in music, texture in image processing, texture in...</text:span></text:p>
              </text:list-item>
              <text:list-item>
                <text:p><text:span text:style-name="T1">Texture doesn’t have well established definition. It means differently in different disciplines. It spans over multiple scales and over space. But, for our purposes of 3D modeling, we can try to define it as variation of material properties over surface. Therefore, a texture is something that we can completely define and model.</text:span></text:p>
              </text:list-item>
              <text:list-item>
                <text:p><text:span text:style-name="T1">Texture model is used alongside scattering model during shading rendering step to calculate color of surface in each point. Looking in the rendered image, we will perceive texture on the surface.</text:span></text:p>
                <text:list>
                  <text:list-item>
                    <text:p><text:span text:style-name="T1">Note that color of texture in most cases (especially in physically based rendering) is not one on one in the rendered image. Texture merely defines properties of scattering function which is used in rendering process.</text:span></text:p>
                  </text:list-item>
                  <text:list-item>
                    <text:p><text:span text:style-name="T1">Note the difference in texture function and texture. Texture is generally overloaded term and it is furthermore overloaded in computer graphics as we will see.</text:span></text:p>
                  </text:list-item>
                </text:list>
              </text:list-item>
            </text:list>
            <text:p><text:span text:style-name="T2">&lt;IMAGE: IMAGE TEXTURE AND RENDERED OBJECT WITH TEXTURE&gt;</text:span></text:p>
          </draw:text-box>
        </draw:frame>
        <presentation:notes draw:style-name="dp2">
          <draw:page-thumbnail draw:style-name="gr1" draw:layer="layout" svg:width="19.798cm" svg:height="11.136cm" svg:x="0.6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Values varied by texture</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Texture varies parameters of scattering models</text:span></text:p>
              </text:list-item>
              <text:list-item>
                <text:p><text:span text:style-name="T1">It is also important to note that texture is used to vary meso-scale geometrical information which is used for evaluating scattering models.</text:span></text:p>
              </text:list-item>
            </text:list>
          </draw:text-box>
        </draw:frame>
        <presentation:notes draw:style-name="dp2">
          <draw:page-thumbnail draw:style-name="gr1" draw:layer="layout" svg:width="19.798cm" svg:height="11.136cm" svg:x="0.6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9" draw:text-style-name="P4" draw:layer="layout" svg:width="25.199cm" svg:height="3.625cm" svg:x="1.4cm" svg:y="0.13cm" presentation:class="title" presentation:user-transformed="true">
          <draw:text-box>
            <text:p text:style-name="P3"><text:span text:style-name="T1">Texture modeling and texture application</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When we talk about textures in computer graphics, we can separate the work in creating/modeling a texture and applying it. Often, line between these two is blurred.</text:span></text:p>
              </text:list-item>
              <text:list-item>
                <text:p><text:span text:style-name="T1">Reminder: we said that material modeling (which includes texture) can be performed separately of modeling 3D shape. </text:span></text:p>
                <text:list>
                  <text:list-item>
                    <text:p>Creation of texture is often separated of modeling 3D shape and it is done in so called “texture space”. </text:p>
                  </text:list-item>
                  <text:list-item>
                    <text:p>Texture application is process where we “apply” texture on a 3D shape. That is, map it from texture to object space.</text:p>
                  </text:list-item>
                </text:list>
              </text:list-item>
              <text:list-item>
                <text:p><text:span text:style-name="T1">Texture modeling can be described as process of developing a function which maps some property to each point of the surface. Texture modeling can be separated into: </text:span></text:p>
                <text:list>
                  <text:list-item>
                    <text:p><text:span text:style-name="T1">Creating image textures</text:span></text:p>
                  </text:list-item>
                  <text:list-item>
                    <text:p><text:span text:style-name="T1">Creating procedural textures</text:span></text:p>
                  </text:list-item>
                </text:list>
              </text:list-item>
              <text:list-item>
                <text:p><text:span text:style-name="T1">Texture application can be described as a process of adding actual texture on the object.</text:span></text:p>
                <text:list>
                  <text:list-item>
                    <text:p><text:span text:style-name="T1">Often, term texture mapping is used. This term is due to historical reasons where details were painted on 3D model and those details were stored in array of images called textures. The process of corresponding each vertex of model to a location in image was called mapping. </text:span></text:p>
                  </text:list-item>
                  <text:list-item>
                    <text:p><text:span text:style-name="T1">Main task in texture application is to find mapping between texture and object space. </text:span></text:p>
                  </text:list-item>
                </text:list>
              </text:list-item>
              <text:list-item>
                <text:p><text:span text:style-name="T1">Texture, simply speaking, contains information about surface details. It can be color (albedo), normals, roughness, etc.</text:span></text:p>
              </text:list-item>
            </text:list>
          </draw:text-box>
        </draw:frame>
        <presentation:notes draw:style-name="dp2">
          <draw:page-thumbnail draw:style-name="gr1" draw:layer="layout" svg:width="19.798cm" svg:height="11.136cm" svg:x="0.6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Image texture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Texture information can be created in form of images:</text:span></text:p>
                <text:list>
                  <text:list-item>
                    <text:p><text:span text:style-name="T1">Drawing images</text:span></text:p>
                  </text:list-item>
                  <text:list-item>
                    <text:p><text:span text:style-name="T1">Taking photographs</text:span></text:p>
                  </text:list-item>
                </text:list>
              </text:list-item>
              <text:list-item>
                <text:p><text:span text:style-name="T1">Once image textures are created, we need to map them on the 3D object:</text:span></text:p>
                <text:list>
                  <text:list-item>
                    <text:p><text:span text:style-name="T1">UV parametrization of 3D object</text:span></text:p>
                    <text:list>
                      <text:list-item>
                        <text:p><text:span text:style-name="T1">Assign texture coordinates to vertices of 3D object</text:span></text:p>
                      </text:list-item>
                      <text:list-item>
                        <text:p><text:span text:style-name="T1">Unfold/unwrap surface onto plane</text:span></text:p>
                      </text:list-item>
                      <text:list-item>
                        <text:p><text:span text:style-name="T1">Separate object into patches on which texture is applied</text:span></text:p>
                      </text:list-item>
                      <text:list-item>
                        <text:p><text:span text:style-name="T1">Paint texture directly on texture</text:span></text:p>
                      </text:list-item>
                    </text:list>
                  </text:list-item>
                  <text:list-item>
                    <text:p><text:span text:style-name="T1">Planar mapping</text:span></text:p>
                  </text:list-item>
                  <text:list-item>
                    <text:p><text:span text:style-name="T1">Cylindrical mapping</text:span></text:p>
                  </text:list-item>
                  <text:list-item>
                    <text:p><text:span text:style-name="T1">Spherical mapping</text:span></text:p>
                  </text:list-item>
                </text:list>
              </text:list-item>
            </text:list>
          </draw:text-box>
        </draw:frame>
        <presentation:notes draw:style-name="dp2">
          <draw:page-thumbnail draw:style-name="gr1" draw:layer="layout" svg:width="19.798cm" svg:height="11.136cm" svg:x="0.6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xamples of image texture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Substance: </text:span><text:span text:style-name="T1"><text:a xlink:href="https://substance3d.adobe.com/assets/allassets?assetType=substanceMaterial&amp;assetType=substanceAtlas&amp;assetType=substanceDecal" xlink:type="simple">https://substance3d.adobe.com/assets/allassets?assetType=substanceMaterial&amp;assetType=substanceAtlas&amp;assetType=substanceDecal</text:a></text:span></text:p>
              </text:list-item>
              <text:list-item>
                <text:p><text:span text:style-name="T1">PolyHaven: </text:span><text:span text:style-name="T1"><text:a xlink:href="https://polyhaven.com/textures" xlink:type="simple">https://polyhaven.com/textures</text:a></text:span></text:p>
              </text:list-item>
              <text:list-item>
                <text:p><text:span text:style-name="T1"/></text:p>
              </text:list-item>
            </text:list>
          </draw:text-box>
        </draw:frame>
        <presentation:notes draw:style-name="dp2">
          <draw:page-thumbnail draw:style-name="gr1" draw:layer="layout" svg:width="19.798cm" svg:height="11.136cm" svg:x="0.6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rocedural texture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Procedural texturing is based on algorithm which defined values for each point of 3D space or object surface. Examples:</text:span></text:p>
                <text:list>
                  <text:list-item>
                    <text:p><text:span text:style-name="T1">Fourier-like synthesis</text:span></text:p>
                  </text:list-item>
                  <text:list-item>
                    <text:p><text:span text:style-name="T1">Perlin noise</text:span></text:p>
                  </text:list-item>
                  <text:list-item>
                    <text:p><text:span text:style-name="T1">Reaction-diffusion</text:span></text:p>
                  </text:list-item>
                </text:list>
              </text:list-item>
            </text:list>
            <text:p><text:span text:style-name="T2">&lt;IMAGES: PROCEDURAL TEXTURING&gt;</text:span></text:p>
            <text:p><text:span text:style-name="T2">&lt;IMAGES: NODE SYSTEM FOR PROCEDURAL TEXTURING&gt;</text:span></text:p>
          </draw:text-box>
        </draw:frame>
        <presentation:notes draw:style-name="dp2">
          <draw:page-thumbnail draw:style-name="gr1" draw:layer="layout" svg:width="19.798cm" svg:height="11.136cm" svg:x="0.6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toring and transferring materials</text:span></text:p>
          </draw:text-box>
        </draw:frame>
        <draw:frame presentation:style-name="pr4" draw:text-style-name="P6" draw:layer="layout" svg:width="25.199cm" svg:height="9.134cm" svg:x="1.4cm" svg:y="3.685cm" presentation:class="outline" presentation:user-transformed="true">
          <draw:text-box>
            <text:list text:style-name="L2">
              <text:list-item>
                <text:p><text:span text:style-name="T1">Similarly to mesh information, standards for material storage and transfer are defined</text:span></text:p>
              </text:list-item>
              <text:list-item>
                <text:p><text:span text:style-name="T1">Material standards:</text:span></text:p>
                <text:list>
                  <text:list-item>
                    <text:p>MaterialX</text:p>
                  </text:list-item>
                </text:list>
              </text:list-item>
              <text:list-item>
                <text:p><text:span text:style-name="T1">Certain formats that we mentioned for mesh storage are used for storing the whole scene including the material:</text:span></text:p>
                <text:list>
                  <text:list-item>
                    <text:p>GLTF, USD</text:p>
                  </text:list-item>
                </text:list>
              </text:list-item>
            </text:list>
          </draw:text-box>
        </draw:frame>
        <presentation:notes draw:style-name="dp2">
          <draw:page-thumbnail draw:style-name="gr1" draw:layer="layout" svg:width="19.798cm" svg:height="11.136cm" svg:x="0.6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32">
        <draw:frame presentation:style-name="pr1" draw:text-style-name="P15" draw:layer="layout" svg:width="25.199cm" svg:height="12.19cm" svg:x="1.4cm" svg:y="0.628cm" presentation:class="subtitle" presentation:user-transformed="true">
          <draw:text-box>
            <text:p text:style-name="P8">Practical insights</text:p>
          </draw:text-box>
        </draw:frame>
        <presentation:notes draw:style-name="dp2">
          <draw:page-thumbnail draw:style-name="gr1" draw:layer="layout" svg:width="19.798cm" svg:height="11.136cm" svg:x="0.6cm" svg:y="2.257cm" draw:page-number="32" presentation:class="page"/>
          <draw:frame presentation:style-name="pr2" draw:text-style-name="P10"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3" draw:layer="layout" svg:width="25.199cm" svg:height="2.629cm" svg:x="1.4cm" svg:y="0.628cm" presentation:class="title" presentation:placeholder="true">
          <draw:text-box/>
        </draw:frame>
        <draw:frame presentation:style-name="pr4" draw:text-style-name="P19" draw:layer="layout" svg:width="25.199cm" svg:height="9.134cm" svg:x="1.4cm" svg:y="3.685cm" presentation:class="outline">
          <draw:text-box>
            <text:list text:style-name="L2">
              <text:list-item>
                <text:p text:style-name="P19"><text:span text:style-name="T20">Show how is material generated in practice using different scattering functions and textures</text:span></text:p>
              </text:list-item>
            </text:list>
          </draw:text-box>
        </draw:frame>
        <presentation:notes draw:style-name="dp2">
          <draw:page-thumbnail draw:style-name="gr1" draw:layer="layout" svg:width="19.798cm" svg:height="11.136cm" svg:x="0.6cm" svg:y="2.257cm" draw:page-number="33" presentation:class="page"/>
          <draw:frame presentation:style-name="pr2" draw:text-style-name="P10"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3"><text:span text:style-name="T1">Literature</text:span></text:p>
          </draw:text-box>
        </draw:frame>
        <draw:frame presentation:style-name="pr4" draw:text-style-name="P20" draw:layer="layout" svg:width="25.199cm" svg:height="9.134cm" svg:x="1.4cm" svg:y="3.685cm" presentation:class="outline" presentation:user-transformed="true">
          <draw:text-box>
            <text:list text:style-name="L2">
              <text:list-header>
                <text:p><text:span text:style-name="T21"/></text:p>
              </text:list-header>
              <text:list-item>
                <text:p><text:span text:style-name="T21"><text:a xlink:href="https://github.com/lorentzo/IntroductionToComputerGraphics/wiki/Foundations-of-3D-scene-modeling" xlink:type="simple">https://github.com/lorentzo/IntroductionToComputerGraphics/wiki/Foundations-of-3D-scene-modeling</text:a></text:span></text:p>
              </text:list-item>
            </text:list>
          </draw:text-box>
        </draw:frame>
        <presentation:notes draw:style-name="dp2">
          <draw:page-thumbnail draw:style-name="gr1" draw:layer="layout" svg:width="19.798cm" svg:height="11.136cm" svg:x="0.6cm" svg:y="2.257cm" draw:page-number="34"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5T20:00:32.611592037</meta:creation-date>
    <meta:generator>LibreOffice/6.4.7.2$Linux_X86_64 LibreOffice_project/40$Build-2</meta:generator>
    <dc:date>2022-12-06T09:29:59.515860134</dc:date>
    <meta:editing-duration>PT11M30S</meta:editing-duration>
    <meta:editing-cycles>15</meta:editing-cycles>
    <meta:document-statistic meta:object-count="156"/>
  </office:meta>
</office:document-meta>
</file>